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4.472cm" fo:min-width="21.49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tyle="italic" style:font-style-asian="italic" style:font-style-complex="italic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7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701cm" svg:y="9.7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662cm" svg:y="7.6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06cm" svg:height="0.952cm" svg:x="2.3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4.4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6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8.4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10.4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56cm" svg:y1="17.927cm" svg:x2="15.404cm" svg:y2="18.997cm" draw:start-shape="id1" draw:start-glue-point="2" draw:end-shape="id2" draw:end-glue-point="0" svg:d="M7560 17927v535h7844v535" svg:viewBox="0 0 7845 1071">
          <text:p/>
        </draw:connector>
        <draw:connector draw:style-name="gr3" draw:text-style-name="P2" draw:layer="layout" draw:line-skew="-0.154cm" svg:x1="9.421cm" svg:y1="15.811cm" svg:x2="7.56cm" svg:y2="16.975cm" draw:start-shape="id3" draw:start-glue-point="2" draw:end-shape="id1" draw:end-glue-point="0" svg:d="M9421 15811v429h-1861v735" svg:viewBox="0 0 1862 1165">
          <text:p/>
        </draw:connector>
        <draw:connector draw:style-name="gr4" draw:text-style-name="P2" draw:layer="layout" draw:line-skew="0.022cm" svg:x1="11.404cm" svg:y1="13.765cm" svg:x2="9.421cm" svg:y2="14.859cm" draw:start-shape="id4" draw:start-glue-point="2" draw:end-shape="id3" svg:d="M11404 13765v570h-1983v524" svg:viewBox="0 0 1984 1095">
          <text:p/>
        </draw:connector>
        <draw:connector draw:style-name="gr5" draw:text-style-name="P2" draw:layer="layout" draw:line-skew="1.057cm" svg:x1="9.421cm" svg:y1="15.811cm" svg:x2="15.404cm" svg:y2="18.997cm" draw:start-shape="id3" draw:start-glue-point="2" draw:end-shape="id2" draw:end-glue-point="0" svg:d="M9421 15811v2651h5983v535" svg:viewBox="0 0 5984 3187">
          <text:p/>
        </draw:connector>
        <draw:connector draw:style-name="gr6" draw:text-style-name="P2" draw:layer="layout" draw:line-skew="-1.036cm" svg:x1="11.404cm" svg:y1="13.765cm" svg:x2="5.424cm" svg:y2="16.975cm" draw:start-shape="id4" draw:start-glue-point="2" draw:end-shape="id5" svg:d="M11404 13765v570h-5980v2640" svg:viewBox="0 0 5981 3211">
          <text:p/>
        </draw:connector>
        <draw:connector draw:style-name="gr7" draw:text-style-name="P2" draw:layer="layout" draw:line-skew="2.08cm" svg:x1="11.404cm" svg:y1="13.765cm" svg:x2="15.404cm" svg:y2="18.997cm" draw:start-shape="id4" draw:start-glue-point="2" draw:end-shape="id2" draw:end-glue-point="0" svg:d="M11404 13765v4697h4000v535" svg:viewBox="0 0 4001 5233">
          <text:p/>
        </draw:connector>
        <draw:connector draw:style-name="gr8" draw:text-style-name="P2" draw:layer="layout" draw:line-skew="-1.036cm" svg:x1="11.404cm" svg:y1="13.765cm" svg:x2="7.56cm" svg:y2="16.975cm" draw:start-shape="id4" draw:start-glue-point="2" draw:end-shape="id1" draw:end-glue-point="0" svg:d="M11404 13765v570h-3844v2640" svg:viewBox="0 0 3845 3211">
          <text:p/>
        </draw:connector>
        <draw:connector draw:style-name="gr9" draw:text-style-name="P2" draw:layer="layout" draw:line-skew="-0.001cm" svg:x1="5.424cm" svg:y1="17.927cm" svg:x2="15.404cm" svg:y2="18.997cm" draw:start-shape="id5" draw:start-glue-point="2" draw:end-shape="id2" svg:d="M5424 17927v535h9980v535" svg:viewBox="0 0 9981 1071">
          <text:p/>
        </draw:connector>
        <draw:custom-shape draw:style-name="gr1" draw:text-style-name="P1" xml:id="id6" draw:id="id6" draw:layer="layout" svg:width="1.906cm" svg:height="0.952cm" svg:x="12.391cm" svg:y="11.3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2.833cm" svg:x1="13.344cm" svg:y1="12.26cm" svg:x2="15.404cm" svg:y2="18.997cm" draw:start-shape="id6" draw:start-glue-point="2" draw:end-shape="id2" draw:end-glue-point="0" svg:d="M13344 12260v6202h2060v535" svg:viewBox="0 0 2061 6738">
          <text:p/>
        </draw:connector>
        <draw:connector draw:style-name="gr11" draw:text-style-name="P2" draw:layer="layout" draw:line-skew="1.555cm" svg:x1="15.403cm" svg:y1="10.672cm" svg:x2="15.404cm" svg:y2="18.997cm" draw:start-shape="id7" draw:start-glue-point="2" draw:end-shape="id2" draw:end-glue-point="0" svg:d="M15403 10672v5718h1v2607" svg:viewBox="0 0 2 8326">
          <text:p/>
        </draw:connector>
        <draw:connector draw:style-name="gr12" draw:text-style-name="P2" draw:layer="layout" draw:line-skew="3.627cm" svg:x1="17.654cm" svg:y1="10.672cm" svg:x2="15.404cm" svg:y2="18.997cm" draw:start-shape="id8" draw:start-glue-point="2" draw:end-shape="id2" draw:end-glue-point="0" svg:d="M17654 10672v7790h-2250v535" svg:viewBox="0 0 2251 8326">
          <text:p/>
        </draw:connector>
        <draw:connector draw:style-name="gr13" draw:text-style-name="P2" draw:layer="layout" draw:line-skew="4.679cm" svg:x1="19.615cm" svg:y1="8.567cm" svg:x2="15.404cm" svg:y2="18.997cm" draw:start-shape="id9" draw:start-glue-point="2" draw:end-shape="id2" draw:end-glue-point="0" svg:d="M19615 8567v9895h-4211v535" svg:viewBox="0 0 4212 10431">
          <text:p/>
        </draw:connector>
        <draw:connector draw:style-name="gr14" draw:text-style-name="P2" draw:layer="layout" svg:x1="19.615cm" svg:y1="8.567cm" svg:x2="15.403cm" svg:y2="9.72cm" draw:start-shape="id9" draw:end-shape="id7" draw:end-glue-point="0" svg:d="M19615 8567v577h-4212v576" svg:viewBox="0 0 4213 1154">
          <text:p/>
        </draw:connector>
        <draw:connector draw:style-name="gr15" draw:text-style-name="P2" draw:layer="layout" svg:x1="19.615cm" svg:y1="8.567cm" svg:x2="17.654cm" svg:y2="9.72cm" draw:start-shape="id9" draw:start-glue-point="2" draw:end-shape="id8" draw:end-glue-point="0" svg:d="M19615 8567v577h-1961v576" svg:viewBox="0 0 1962 1154">
          <text:p/>
        </draw:connector>
        <draw:custom-shape draw:style-name="gr1" draw:text-style-name="P1" xml:id="id10" draw:id="id10" draw:layer="layout" svg:width="1.906cm" svg:height="0.952cm" svg:x="21.563cm" svg:y="7.6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4.679cm" svg:x1="22.516cm" svg:y1="8.568cm" svg:x2="15.404cm" svg:y2="18.997cm" draw:start-shape="id10" draw:start-glue-point="2" draw:end-shape="id2" draw:end-glue-point="0" svg:d="M22516 8568v9894h-7112v535" svg:viewBox="0 0 7113 10430">
          <text:p/>
        </draw:connector>
        <draw:custom-shape draw:style-name="gr1" draw:text-style-name="P1" xml:id="id11" draw:id="id11" draw:layer="layout" svg:width="1.906cm" svg:height="0.952cm" svg:x="20.064cm" svg:y="5.617cm">
          <text:p text:style-name="P1">dat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svg:x1="21.017cm" svg:y1="6.569cm" svg:x2="22.516cm" svg:y2="7.616cm" draw:start-shape="id11" draw:start-glue-point="2" draw:end-shape="id10" draw:end-glue-point="0" svg:d="M21017 6569v524h1499v523" svg:viewBox="0 0 1500 1048">
          <text:p/>
        </draw:connector>
        <draw:connector draw:style-name="gr18" draw:text-style-name="P2" draw:layer="layout" draw:line-skew="5.678cm" svg:x1="21.017cm" svg:y1="6.569cm" svg:x2="15.404cm" svg:y2="18.997cm" draw:start-shape="id11" draw:start-glue-point="2" draw:end-shape="id2" draw:end-glue-point="0" svg:d="M21017 6569v11893h-5613v535" svg:viewBox="0 0 5614 12429">
          <text:p/>
        </draw:connector>
        <draw:frame draw:style-name="gr19" draw:text-style-name="P4" draw:layer="layout" svg:width="6.032cm" svg:height="1.673cm" svg:x="2.27cm" svg:y="5.527cm">
          <draw:text-box>
            <text:p text:style-name="P3"><text:span text:style-name="T1">webrtc-rs crates</text:span><text:span text:style-name="T1"><text:line-break/></text:span><text:span text:style-name="T1">dependency graph</text:span></text:p>
          </draw:text-box>
        </draw:frame>
        <draw:custom-shape draw:style-name="gr20" draw:text-style-name="P2" draw:layer="layout" svg:width="21.996cm" svg:height="14.722cm" svg:x="1.852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02T16:17:30.387991836</meta:creation-date>
    <dc:date>2021-07-08T13:34:04.067622011</dc:date>
    <meta:editing-duration>PT16M51S</meta:editing-duration>
    <meta:editing-cycles>6</meta:editing-cycles>
    <meta:generator>LibreOffice/7.1.4.2$Linux_X86_64 LibreOffice_project/e19c8e005a853514adc94ef87a3fca3f43994787</meta:generator>
    <meta:document-statistic meta:object-count="31"/>
  </office:meta>
</office:document-meta>
</file>